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145_1631430391" text:style-name="Index_20_Link" text:visited-style-name="Index_20_Link">Test – 0001: testing entire solution on on one host.<text:tab/>2</text:a></text:p>
          <text:p text:style-name="P1"><text:a xlink:type="simple" xlink:href="#__RefHeading__147_1631430391" text:style-name="Index_20_Link" text:visited-style-name="Index_20_Link">Test – 0002: <text:s/>GridCoordinator is on one host and GridServer and XgConsole/HelperMachine are on another host.<text:tab/>2</text:a></text:p>
          <text:p text:style-name="P1"><text:a xlink:type="simple" xlink:href="#__RefHeading__149_1631430391" text:style-name="Index_20_Link" text:visited-style-name="Index_20_Link">Test – 0003: Testing HelperMachines distribution. <text:tab/>2</text:a></text:p>
        </text:index-body>
      </text:table-of-content>
      <text:h text:style-name="P4" text:outline-level="1"/>
      <text:h text:style-name="P5" text:outline-level="1"><text:bookmark-start text:name="__RefHeading__145_1631430391"/>Test – 0001: testing entire solution on on one host.<text:bookmark-end text:name="__RefHeading__145_1631430391"/></text:h>
      <text:list xml:id="list313034266" text:style-name="L1">
        <text:list-item>
          <text:p text:style-name="P2">GridCoordinator is down. Run GridServer, then run XgConsole make. </text:p>
          <text:p text:style-name="P2">Expected result: XgConsole error “No available slots”.</text:p>
          <text:p text:style-name="P2">Actual: OK.</text:p>
        </text:list-item>
        <text:list-item>
          <text:p text:style-name="P2">GridCoordinator is down. Run XgRegisterMe. </text:p>
          <text:p text:style-name="P2">Expected result: Connection error.</text:p>
          <text:p text:style-name="P2">Actual: OK.</text:p>
        </text:list-item>
        <text:list-item>
          <text:p text:style-name="P2">GridCoordinator is down, GridServer is down. Run XgConsole make. </text:p>
          <text:p text:style-name="P2">Expected result: XgConsole error “GridServer is down, please run</text:p>
          <text:p text:style-name="P2"><text:s/>sudo service incredibuild start”.</text:p>
          <text:p text:style-name="P2">Actual: OK.</text:p>
        </text:list-item>
        <text:list-item>
          <text:p text:style-name="P2">GridCoordinator is up, GridServer is down. Run XgConsole make. </text:p>
          <text:p text:style-name="P2">Expected result: XgConsole error “GridServer is down, please run</text:p>
          <text:p text:style-name="P2"><text:s/>sudo service incredibuild start”.</text:p>
          <text:p text:style-name="P2">Actual: OK.</text:p>
        </text:list-item>
        <text:list-item>
          <text:p text:style-name="P2">GridCoordinator is up, GridServer is up. Run prepare_incredibuild_machine.sh first time. Expected result: “local machine is registered”.</text:p>
          <text:p text:style-name="P2">Actual: OK.</text:p>
        </text:list-item>
        <text:list-item>
          <text:p text:style-name="P2">GridCoordinator is up, GridServer is up. Run prepare_incredibuild_machine.sh not first time. Expected result: “local machine is already registered”.</text:p>
          <text:p text:style-name="P2">Actual: OK.</text:p>
        </text:list-item>
      </text:list>
      <text:list xml:id="list1129264500" text:style-name="L2">
        <text:list-item>
          <text:list>
            <text:list-header>
              <text:p text:style-name="P3"/>
            </text:list-header>
          </text:list>
        </text:list-item>
      </text:list>
      <text:h text:style-name="Heading_20_1" text:outline-level="1"><text:bookmark-start text:name="__RefHeading__147_1631430391"/>Test – 0002: <text:s/>GridCoordinator is on one host and GridServer and XgConsole/HelperMachine are on another host.<text:bookmark-end text:name="__RefHeading__147_1631430391"/></text:h>
      <text:list xml:id="list1539834738" text:continue-list="list313034266" text:style-name="L1">
        <text:list-item text:start-value="1">
          <text:p text:style-name="P2">GridCoordinator is down. Run GridServer, then run XgConsole make. </text:p>
          <text:p text:style-name="P2">Expected result: XgConsole error “No available slots”.</text:p>
          <text:p text:style-name="P2">Actual:</text:p>
        </text:list-item>
        <text:list-item>
          <text:p text:style-name="P2">GridCoordinator is down. Run XgRegisterMe. </text:p>
          <text:p text:style-name="P2">Expected result: Connection error.</text:p>
          <text:p text:style-name="P2">Actual:</text:p>
        </text:list-item>
        <text:list-item>
          <text:p text:style-name="P2">GridCoordinator is down, GridServer is down. Run XgConsole make. </text:p>
          <text:p text:style-name="P2">Expected result: XgConsole error “GridServer is down, please run</text:p>
          <text:p text:style-name="P2"><text:s/>sudo service incredibuild start”.</text:p>
          <text:p text:style-name="P2">Actual:</text:p>
        </text:list-item>
        <text:list-item>
          <text:p text:style-name="P2">GridCoordinator is up, GridServer is down. Run XgConsole make. </text:p>
          <text:p text:style-name="P2">Expected result: XgConsole error “GridServer is down, please run</text:p>
          <text:p text:style-name="P2"><text:s/>sudo service incredibuild start”.</text:p>
          <text:p text:style-name="P2">Actual:</text:p>
        </text:list-item>
        <text:list-item>
          <text:p text:style-name="P2">GridCoordinator is up, GridServer is up. Run prepare_incredibuild_machine.sh first time. Expected result: “local machine is registered”.</text:p>
          <text:p text:style-name="P2">Actual: OK.</text:p>
        </text:list-item>
        <text:list-item>
          <text:p text:style-name="P2">GridCoordinator is up, GridServer is up. Run prepare_incredibuild_machine.sh not first time. Expected result: “local machine is already registered”.</text:p>
          <text:p text:style-name="P2">Actual: OK.</text:p>
        </text:list-item>
      </text:list>
      <text:p text:style-name="Text_20_body"/>
      <text:list xml:id="list1138799860" text:continue-list="list1129264500" text:style-name="L2">
        <text:list-header>
          <text:p text:style-name="P3"><text:soft-page-break/></text:p>
        </text:list-header>
      </text:list>
      <text:h text:style-name="Heading_20_1" text:outline-level="1"><text:bookmark-start text:name="__RefHeading__149_1631430391"/>Test – 0003: Testing HelperMachines distribution. <text:bookmark-end text:name="__RefHeading__149_1631430391"/></text:h>
      <text:list xml:id="list903898594" text:continue-list="list1539834738" text:style-name="L1">
        <text:list-item>
          <text:list>
            <text:list-item>
              <text:p text:style-name="P2">Run GridCoordinator on one host, then <text:s/>GridServer and XgConsole on the same host. XgConsole should request a part of available hosts; then run <text:s/>GridServer and XgConsole on another host, <text:s/>XgConsole should request a part of available hosts. Both XgConsoles should request less then amount of available hosts. Expected result: Both tasks run.</text:p>
            </text:list-item>
            <text:list-item>
              <text:p text:style-name="P2">Same conditions as in previous test. Expected result: All machines should be returned to <text:s/>GridCoordinator after completing both tasks.</text:p>
            </text:list-item>
            <text:list-item>
              <text:p text:style-name="P2">Run GridCoordinator on one host, then <text:s/>GridServer and XgConsole on the same host. XgConsole should request all of available hosts; then run <text:s/>GridServer and XgConsole on another host, <text:s/>XgConsole should request a part of available hosts. Expected result: First task runs, second waits; after completing first task second begins.</text:p>
            </text:list-item>
            <text:list-item>
              <text:p text:style-name="P2">Same conditions as in previous test. Expected result: All machines should be returned to <text:s/>GridCoordinator after completing both tasks.</text:p>
            </text:list-item>
            <text:list-item>
              <text:p text:style-name="P2">Run GridCoordinator on one host, then <text:s/>GridServer and XgConsole on the same host. Break the task. Expected result: <text:s/>All machines should be returned to GridCoordinator.</text:p>
            </text:list-item>
            <text:list-item>
              <text:p text:style-name="P2">Run GridCoordinator on one host, then <text:s/>GridServer and XgConsole on another host. Down network. Expected result: <text:s/>All machines should be returned to GridCoordinato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 </meta:initial-creator>
    <meta:creation-date>2013-05-30T15:15:43</meta:creation-date>
    <dc:date>2013-05-30T17:56:41</dc:date>
    <dc:creator>Irina </dc:creator>
    <meta:editing-duration>PT1H29M39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3" meta:paragraph-count="49" meta:word-count="506" meta:character-count="1141" meta:non-whitespace-character-count="3012"/>
  </office:meta>
</office:document-meta>
</file>